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d1bb" officeooo:paragraph-rsid="001ed1bb"/>
    </style:style>
    <style:style style:name="P2" style:family="paragraph" style:parent-style-name="Standard">
      <style:text-properties officeooo:rsid="0021047f" officeooo:paragraph-rsid="0021047f"/>
    </style:style>
    <style:style style:name="T1" style:family="text">
      <style:text-properties officeooo:rsid="002055f9"/>
    </style:style>
    <style:style style:name="T2" style:family="text">
      <style:text-properties officeooo:rsid="0021047f"/>
    </style:style>
    <style:style style:name="T3" style:family="text">
      <style:text-properties officeooo:rsid="00226b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in d’identifier les palets un code de détection des <text:span text:style-name="T2">palets se basant sur l’idée qu’ils apparaissent comme des </text:span>ellipses a été imaginé. <text:span text:style-name="T2">Une ellipse est une condition plus vraisemblable qu’un cercle pour discriminer des contours.</text:span> Celui-ci se base sur l’acquisition des coordonnées des points constituants le contour d’un palet réalisé par la fonction cv2.findContours après binarisation de l’image. Une fois cette étape achevée, on vérifie que le contour reboucle bien : sinon il ne peut pas s’agir d’une ellipse: la distance entre le premier et le dernier point de la liste doit être inférieur à un certain seuil. <text:span text:style-name="T1">On vérifie ensuite si la taille du contour est suffisante : tous les palets ont la même taille. De ce fait, un contour ayant une taille plus faible ne peut-être qu’un parasite et ne mérite pas une plus ample analyse. On vérifie alors qu’il n’y a pas de points anguleux sur ce contour : On compare cette fois-ci la variation de la pente entre trois points à un seuil afin de retirer tout point anguleux qui est impossible sur une ellipse. Si ces conditions sont toutes remplies, alors on considère qu’il s’agit bien d’un palet.</text:span></text:p>
      <text:p text:style-name="P1"/>
      <text:p text:style-name="P2">Ce code sera finalement rejeté pour une raison principale : son temps d ‘exécution <text:span text:style-name="T3">trop long excédant les 20 secondes alors qu’il ne s’agit que d’une vérification portant sur le travail d’autres programmes le rend inutilisabl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5:40:22.104000000</meta:creation-date>
    <meta:generator>LibreOffice/5.4.6.2$Windows_X86_64 LibreOffice_project/4014ce260a04f1026ba855d3b8d91541c224eab8</meta:generator>
    <dc:date>2019-05-15T16:51:55.383000000</dc:date>
    <meta:editing-duration>PT14M13S</meta:editing-duration>
    <meta:editing-cycles>1</meta:editing-cycles>
    <meta:document-statistic meta:table-count="0" meta:image-count="0" meta:object-count="0" meta:page-count="1" meta:paragraph-count="2" meta:word-count="229" meta:character-count="1368" meta:non-whitespace-character-count="1140"/>
  </office:meta>
</office:document-meta>
</file>